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18000000181C997DA0D73C5EAD.jpg" manifest:media-type="image/jpeg"/>
  <manifest:file-entry manifest:full-path="Pictures/100000000000002000000020D436B32C4A5E1B7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text-properties style:font-name="inheri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/>
      <style:text-properties style:font-name="inherit" fo:font-size="10.5pt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529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" style:family="paragraph" style:parent-style-name="Text_20_body">
      <style:paragraph-properties fo:margin-left="0.318cm" fo:margin-right="0.318cm" fo:margin-top="0cm" fo:margin-bottom="0cm" loext:contextual-spacing="false" fo:orphans="2" fo:widows="2" fo:text-indent="0cm" style:auto-text-indent="false"/>
      <style:text-properties fo:color="#365899" style:text-line-through-style="none" style:text-line-through-type="none" style:text-underline-style="none" style:text-blinking="false" loext:padding="0cm" loext:border="none"/>
    </style:style>
    <style:style style:name="P8" style:family="paragraph" style:parent-style-name="Text_20_body">
      <style:paragraph-properties fo:margin-left="0.318cm" fo:margin-right="0.318cm" fo:margin-top="0cm" fo:margin-bottom="0cm" loext:contextual-spacing="false" style:line-height-at-least="0.423cm" fo:orphans="2" fo:widows="2" fo:text-indent="0cm" style:auto-text-indent="false" style:writing-mode="lr-tb"/>
    </style:style>
    <style:style style:name="P9" style:family="paragraph" style:parent-style-name="Text_20_body">
      <style:paragraph-properties fo:margin-left="0cm" fo:margin-right="0.212cm" fo:margin-top="0cm" fo:margin-bottom="0cm" loext:contextual-spacing="false" style:line-height-at-least="0.291cm" fo:orphans="2" fo:widows="2" fo:text-indent="0cm" style:auto-text-indent="false"/>
    </style:style>
    <style:style style:name="P10" style:family="paragraph" style:parent-style-name="Text_20_body">
      <style:paragraph-properties fo:margin-left="0.635cm" fo:margin-right="0.318cm" fo:margin-top="0cm" fo:margin-bottom="0cm" loext:contextual-spacing="false" fo:orphans="2" fo:widows="2" fo:text-indent="0cm" style:auto-text-indent="false"/>
    </style:style>
    <style:style style:name="P11" style:family="paragraph" style:parent-style-name="Text_20_body">
      <style:paragraph-properties fo:margin-left="0.582cm" fo:margin-right="0.318cm" fo:margin-top="0cm" fo:margin-bottom="0.079cm" loext:contextual-spacing="false" style:line-height-at-least="0.318cm" fo:orphans="2" fo:widows="2" fo:text-indent="0cm" style:auto-text-indent="false"/>
    </style:style>
    <style:style style:name="P12" style:family="paragraph" style:parent-style-name="Text_20_body">
      <style:paragraph-properties fo:margin-left="0.053cm" fo:margin-right="0cm" fo:margin-top="0cm" fo:margin-bottom="0cm" loext:contextual-spacing="false" style:line-height-at-least="0.529cm" fo:orphans="2" fo:widows="2" fo:text-indent="0cm" style:auto-text-indent="false"/>
      <style:text-properties fo:font-variant="normal" fo:text-transform="none" fo:color="#1d2129" style:text-line-through-style="none" style:text-line-through-type="none" style:font-name="inherit" fo:font-size="9pt" fo:letter-spacing="normal" fo:font-style="normal" style:text-underline-style="none" fo:font-weight="normal" style:text-blinking="false" fo:background-color="#ffffff" style:font-name-asian="inherit" style:font-size-asian="9pt" style:font-style-asian="normal" style:font-weight-asian="normal" style:font-name-complex="inherit" style:font-size-complex="9pt" style:font-style-complex="normal" style:font-weight-complex="normal" loext:padding="0cm" loext:border="none"/>
    </style:style>
    <style:style style:name="P13" style:family="paragraph" style:parent-style-name="Text_20_body">
      <style:paragraph-properties fo:margin-top="0cm" fo:margin-bottom="0.079cm" loext:contextual-spacing="false" style:line-height-at-least="0.318cm" fo:orphans="2" fo:widows="2"/>
    </style:style>
    <style:style style:name="P14" style:family="paragraph" style:parent-style-name="Heading_20_1">
      <style:text-properties officeooo:rsid="001deb6a" officeooo:paragraph-rsid="001deb6a"/>
    </style:style>
    <style:style style:name="P15" style:family="paragraph" style:parent-style-name="Heading_20_1" style:master-page-name="First_20_Page">
      <style:paragraph-properties style:page-number="auto"/>
      <style:text-properties officeooo:rsid="001f10d5" officeooo:paragraph-rsid="001f10d5"/>
    </style:style>
    <style:style style:name="P16" style:family="paragraph" style:parent-style-name="Standard">
      <style:paragraph-properties fo:margin-left="0.503cm" fo:margin-right="0.318cm" fo:margin-top="0cm" fo:margin-bottom="0cm" loext:contextual-spacing="false" style:line-height-at-least="0.529cm" fo:text-align="end" style:justify-single-word="false" fo:orphans="2" fo:widows="2" fo:text-indent="0cm" style:auto-text-indent="false"/>
    </style:style>
    <style:style style:name="P17" style:family="paragraph" style:parent-style-name="Standard">
      <style:paragraph-properties fo:margin-left="0cm" fo:margin-right="0.318cm" fo:margin-top="0cm" fo:margin-bottom="0cm" loext:contextual-spacing="false" style:line-height-at-least="0.529cm" fo:orphans="2" fo:widows="2" fo:text-indent="0cm" style:auto-text-indent="false"/>
    </style:style>
    <style:style style:name="P18" style:family="paragraph" style:parent-style-name="Standard">
      <style:paragraph-properties fo:margin-left="0.318cm" fo:margin-right="0.318cm" fo:margin-top="0cm" fo:margin-bottom="0cm" loext:contextual-spacing="false" style:line-height-at-least="0.37cm" fo:orphans="2" fo:widows="2" fo:text-indent="0cm" style:auto-text-indent="false"/>
    </style:style>
    <style:style style:name="P19" style:family="paragraph" style:parent-style-name="Heading_20_6">
      <style:text-properties fo:color="#1d2129" style:font-name="inherit" fo:font-size="9pt" fo:font-weight="bol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10d5"/>
    </style:style>
    <style:style style:name="T5" style:family="text">
      <style:text-properties fo:font-variant="normal" fo:text-transform="none" fo:color="#1d2129" style:font-name="inherit" fo:font-size="9pt" fo:letter-spacing="normal" fo:font-style="normal" fo:font-weight="normal" style:font-name-asian="inherit" style:font-size-asian="9pt" style:font-style-asian="normal" style:font-weight-asian="normal" style:font-name-complex="inherit" style:font-size-complex="9pt" style:font-style-complex="normal" style:font-weight-complex="normal" loext:padding="0cm" loext:border="none"/>
    </style:style>
    <style:style style:name="T6" style:family="text">
      <style:text-properties fo:font-variant="normal" fo:text-transform="none" fo:color="#1d2129" style:font-name="inherit" fo:font-size="9.75pt" fo:letter-spacing="normal" fo:font-style="normal" fo:font-weight="normal" fo:background-color="#eff1f3" loext:char-shading-value="0" loext:padding="0cm" loext:border="none"/>
    </style:style>
    <style:style style:name="T7" style:family="text">
      <style:text-properties fo:font-variant="normal" fo:text-transform="none" fo:color="#606770" style:text-line-through-style="none" style:text-line-through-type="none" style:font-name="inherit" fo:font-size="9pt" fo:letter-spacing="normal" fo:font-style="normal" style:text-underline-style="none" fo:font-weight="normal" style:text-blinking="false" fo:background-color="#ffffff" loext:char-shading-value="0" loext:padding-left="0cm" loext:padding-right="0cm" loext:padding-top="0cm" loext:padding-bottom="0.265cm" loext:border-left="none" loext:border-right="none" loext:border-top="none" loext:border-bottom="0.06pt solid #e5e5e5"/>
    </style:style>
    <style:style style:name="T8" style:family="text">
      <style:text-properties fo:font-variant="normal" fo:text-transform="none" fo:color="#616770" style:text-line-through-style="none" style:text-line-through-type="none" style:font-name="inherit" fo:font-size="9.75pt" fo:letter-spacing="normal" fo:font-style="normal" style:text-underline-style="none" fo:font-weight="bold" style:text-blinking="false" loext:padding="0cm" loext:border="none"/>
    </style:style>
    <style:style style:name="T9" style:family="text">
      <style:text-properties fo:font-variant="normal" fo:text-transform="none" fo:color="#365899" style:text-line-through-style="none" style:text-line-through-type="none" style:font-name="inherit" fo:font-size="9.75pt" fo:letter-spacing="normal" fo:font-style="normal" style:text-underline-style="none" fo:font-weight="bold" style:text-blinking="false" fo:background-color="#eff1f3" loext:char-shading-value="0" loext:padding="0cm" loext:border="none"/>
    </style:style>
    <style:style style:name="T10" style:family="text">
      <style:text-properties fo:font-variant="normal" fo:text-transform="none" fo:color="#365899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1" style:family="text">
      <style:text-properties fo:font-variant="normal" fo:text-transform="none" fo:color="#365899" style:text-line-through-style="none" style:text-line-through-type="none" style:font-name="inherit" fo:font-size="9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365899" style:text-line-through-style="none" style:text-line-through-type="none" style:font-name="inherit" fo:font-size="9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13" style:family="text">
      <style:text-properties fo:font-variant="normal" fo:text-transform="none" fo:color="#777d88" style:text-line-through-style="none" style:text-line-through-type="none" style:font-name="inherit" fo:font-size="8.2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14" style:family="text">
      <style:text-properties fo:font-variant="normal" fo:text-transform="none" fo:color="#90949c" style:font-name="inherit" fo:font-size="9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90949c" style:text-line-through-style="none" style:text-line-through-type="none" style:font-name="inherit" fo:font-size="9pt" fo:letter-spacing="normal" fo:font-style="normal" style:text-underline-style="none" fo:font-weight="normal" style:text-blinking="false" loext:padding="0cm" loext:border="none"/>
    </style:style>
    <style:style style:name="T16" style:family="text">
      <style:text-properties fo:font-variant="normal" fo:text-transform="none" fo:color="#90949c" fo:letter-spacing="normal" loext:padding="0cm" loext:border="none"/>
    </style:style>
    <style:style style:name="T17" style:family="text">
      <style:text-properties fo:color="#1d2129" style:font-name="inherit" style:font-name-asian="inherit" style:font-name-complex="inherit"/>
    </style:style>
    <style:style style:name="T18" style:family="text">
      <style:text-properties fo:color="#365899" style:text-line-through-style="none" style:text-line-through-type="none" style:font-name="inherit" style:text-underline-style="none" style:text-blinking="false" fo:background-color="#ffffff" loext:char-shading-value="0" loext:padding-left="0cm" loext:padding-right="0cm" loext:padding-top="0.318cm" loext:padding-bottom="0cm" loext:border-left="none" loext:border-right="none" loext:border-top="0.06pt solid #e1e2e3" loext:border-bottom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212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www.facebook.com/ajax/ufi/modify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212cm" svg:y="0.212cm" svg:width="0.423cm" draw:z-index="0">
        <draw:text-box fo:min-height="0.423cm">
          <text:p text:style-name="Text_20_body"/>
        </draw:text-box>
      </draw:frame>
      <draw:frame draw:style-name="fr1" draw:name="Marco4" text:anchor-type="page" text:anchor-page-number="1" svg:x="0.212cm" svg:y="0.212cm" svg:width="0.423cm" draw:z-index="4">
        <draw:text-box fo:min-height="0.423cm">
          <text:p text:style-name="Text_20_body"/>
        </draw:text-box>
      </draw:frame>
      <text:list xml:id="list3494618322" text:style-name="Outline">
        <text:list-item>
          <text:h text:style-name="P15" text:outline-level="1">Plataforma espeicfica</text:h>
        </text:list-item>
        <text:list-item>
          <text:h text:style-name="P14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6-12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4">Buenas tardes compañeros, alguno sabe cómo definir que la app solamente corra en una orientación de pantalla específica, por ejemplo horizontal en tablet, gracias de antemano!</text:p>
      <text:p text:style-name="P16"><text:a xlink:type="simple" xlink:href="https://www.facebook.com/groups/flutter.dart.spanish/permalink/1949953081754034/?comment_tracking=%7B%22tn%22%3A%22O%22%7D" text:style-name="Internet_20_link" text:visited-style-name="Visited_20_Internet_20_Link"><text:span text:style-name="T7">4 comentarios</text:span></text:a></text:p>
      <text:p text:style-name="P17"><draw:frame draw:style-name="fr2" draw:name="Marco2" text:anchor-type="paragraph" svg:width="2.646cm" draw:z-index="1"><draw:text-box fo:min-height="0.041cm"><text:p text:style-name="P3">2</text:p></draw:text-box></draw:frame><text:bookmark text:name="js_4g0"/><text:a xlink:type="simple" xlink:href="https://www.facebook.com/ufi/reaction/profile/browser/?ft_ent_identifier=1949953081754034&amp;av=100011536879731" text:style-name="Internet_20_link" text:visited-style-name="Visited_20_Internet_20_Link"><text:span text:style-name="T7">2</text:span></text:a></text:p>
      <text:p text:style-name="P18"><text:a xlink:type="simple" xlink:href="https://www.facebook.com/groups/flutter.dart.spanish/#" text:style-name="Internet_20_link" text:visited-style-name="Visited_20_Internet_20_Link"><text:span text:style-name="T8">Me gusta</text:span></text:a></text:p>
      <text:p text:style-name="P18"><text:a xlink:type="simple" xlink:href="https://www.facebook.com/groups/flutter.dart.spanish/#" text:style-name="Internet_20_link" text:visited-style-name="Visited_20_Internet_20_Link">Comentar</text:a><text:a xlink:type="simple" xlink:href="https://www.facebook.com/groups/flutter.dart.spanish/#" text:style-name="Internet_20_link" text:visited-style-name="Visited_20_Internet_20_Link">Compartir</text:a></text:p>
      <text:section text:style-name="Sect1" text:name="u_fetchstream_3_4h">
        <text:p text:style-name="P6"><draw:frame draw:style-name="fr3" draw:name="Marco3" text:anchor-type="char" svg:width="0.041cm" draw:z-index="2"><draw:text-box fo:min-height="0.041cm"><text:h text:style-name="P19" text:outline-level="6">Comentarios</text:h></draw:text-box></draw:frame><text:a xlink:type="simple" xlink:href="https://www.facebook.com/groups/flutter.dart.spanish/#" text:style-name="Internet_20_link" text:visited-style-name="Visited_20_Internet_20_Link"><text:span text:style-name="T18">Ver 2 comentarios más</text:span></text:a></text:p>
        <text:section text:style-name="Sect1" text:name="comment_js_20u">
          <text:p text:style-name="P7"><draw:a xlink:type="simple" xlink:href="https://www.facebook.com/david.galarzachacon?fref=gc&amp;dti=1599766916772654" office:target-frame-name="_self" xlink:show="replace"><draw:frame draw:style-name="fr4" draw:name="Imagen1" text:anchor-type="as-char" svg:width="0.9cm" svg:height="0.9cm" draw:z-index="3"><draw:image xlink:href="Pictures/100000000000002000000020D436B32C4A5E1B79.jpg" xlink:type="simple" xlink:show="embed" xlink:actuate="onLoad" loext:mime-type="image/jpeg"/><svg:title>David Galarza Chacon</svg:title></draw:frame></draw:a></text:p>
          <text:p text:style-name="P8"><text:a xlink:type="simple" xlink:href="https://www.facebook.com/david.galarzachacon?fref=gc&amp;dti=1599766916772654" office:target-frame-name="_self" xlink:show="replace" text:style-name="Internet_20_link" text:visited-style-name="Visited_20_Internet_20_Link"><text:span text:style-name="T9">David Galarza Chacon</text:span></text:a><text:span text:style-name="T6"> SystemChrome.setPreferredOrientations([<text:line-break/>DeviceOrientation.portraitUp,<text:line-break/>]);</text:span></text:p>
          <text:p text:style-name="P9"><text:a xlink:type="simple" xlink:href="https://www.facebook.com/ufi/reaction/profile/browser/?ft_ent_identifier=1949953081754034_1950223155060360&amp;av=100011536879731" text:style-name="Internet_20_link" text:visited-style-name="Visited_20_Internet_20_Link"><text:span text:style-name="T13">1</text:span></text:a></text:p>
          <text:p text:style-name="P10"><text:a xlink:type="simple" xlink:href="https://www.facebook.com/groups/flutter.dart.spanish/#" text:style-name="Internet_20_link" text:visited-style-name="Visited_20_Internet_20_Link"><text:span text:style-name="T10">Administrar</text:span></text:a></text:p>
          <text:p text:style-name="P11"><text:a xlink:type="simple" xlink:href="https://www.facebook.com/groups/flutter.dart.spanish/#" text:style-name="Internet_20_link" text:visited-style-name="Visited_20_Internet_20_Link"><text:span text:style-name="T11">Me gusta</text:span></text:a></text:p>
          <text:p text:style-name="P13"><text:span text:style-name="T16"> </text:span><text:span text:style-name="T14">· </text:span><text:a xlink:type="simple" xlink:href="https://www.facebook.com/groups/flutter.dart.spanish/#" text:style-name="Internet_20_link" text:visited-style-name="Visited_20_Internet_20_Link"><text:span text:style-name="T11">Responder</text:span></text:a><text:span text:style-name="T14"> · </text:span><text:a xlink:type="simple" xlink:href="https://www.facebook.com/groups/flutter.dart.spanish/permalink/1949953081754034/?comment_id=1950223155060360&amp;comment_tracking=%7B%22tn%22%3A%22R0%22%7D" text:style-name="Internet_20_link" text:visited-style-name="Visited_20_Internet_20_Link"><text:span text:style-name="T15">1 d</text:span></text:a></text:p>
        </text:section>
        <text:p text:style-name="P12"><draw:a xlink:type="simple" xlink:href="https://www.facebook.com/groups/flutter.dart.spanish/#"><draw:frame draw:style-name="fr5" draw:name="Imagen2" text:anchor-type="as-char" svg:width="0.582cm" svg:height="0.582cm" draw:z-index="5"><draw:image xlink:href="Pictures/1000000000000018000000181C997DA0D73C5EAD.jpg" xlink:type="simple" xlink:show="embed" xlink:actuate="onLoad" loext:mime-type="image/jpeg"/></draw:frame></draw:a></text:p>
        <text:p text:style-name="P5"><text:a xlink:type="simple" xlink:href="https://www.facebook.com/groups/flutter.dart.spanish/#" text:style-name="Internet_20_link" text:visited-style-name="Visited_20_Internet_20_Link"><text:span text:style-name="T12">Javyer Garcia ha respondido · 1 respuesta</text:span></text:a></text:p>
        <text:section text:style-name="Sect1" text:name="comment_js_20v">
          <text:p text:style-name="P7"><draw:a xlink:type="simple" xlink:href="https://www.facebook.com/david.galarzachacon?fref=gc&amp;dti=1599766916772654" office:target-frame-name="_self" xlink:show="replace"><draw:frame draw:style-name="fr4" draw:name="Imagen3" text:anchor-type="as-char" svg:width="0.9cm" svg:height="0.9cm" draw:z-index="6"><draw:image xlink:href="Pictures/100000000000002000000020D436B32C4A5E1B79.jpg" xlink:type="simple" xlink:show="embed" xlink:actuate="onLoad" loext:mime-type="image/jpeg"/><svg:title>David Galarza Chacon</svg:title></draw:frame></draw:a></text:p>
          <text:p text:style-name="P8"><text:a xlink:type="simple" xlink:href="https://www.facebook.com/david.galarzachacon?fref=gc&amp;dti=1599766916772654" office:target-frame-name="_self" xlink:show="replace" text:style-name="Internet_20_link" text:visited-style-name="Visited_20_Internet_20_Link"><text:span text:style-name="T9">David Galarza Chacon</text:span></text:a><text:span text:style-name="T6"> lo importas con import 'package:flutter/services.dart';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egoe UI" style:font-family-asian="'Segoe UI'" style:font-family-generic-asian="system" style:font-pitch-asian="variable" style:font-size-asian="7pt" style:font-weight-asian="bold" style:font-name-complex="Tahoma" style:font-family-complex="Tahoma" style:font-family-generic-complex="system" style:font-pitch-complex="variable" style:font-size-complex="7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2-06T07:29:43.111000000</meta:creation-date>
    <meta:editing-duration>PT1M10S</meta:editing-duration>
    <meta:generator>LibreOffice/6.1.3.2$Windows_X86_64 LibreOffice_project/86daf60bf00efa86ad547e59e09d6bb77c699acb</meta:generator>
    <dc:date>2018-12-06T07:30:52.362000000</dc:date>
    <meta:document-statistic meta:table-count="0" meta:image-count="3" meta:object-count="0" meta:page-count="2" meta:paragraph-count="27" meta:word-count="85" meta:character-count="636" meta:non-whitespace-character-count="5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